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5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7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2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46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8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2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5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6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76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7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0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0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1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1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1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23:42:33.807421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20-01-05T12:30:14.798079126</dc:date>
    <meta:editing-duration>P79DT20H48M21S</meta:editing-duration>
    <meta:editing-cycles>1652</meta:editing-cycles>
    <meta:generator>LibreOffice/6.0.7.3$Linux_X86_64 LibreOffice_project/00m0$Build-3</meta:generator>
    <dc:creator>James Petts</dc:creator>
    <meta:document-statistic meta:table-count="3" meta:cell-count="5136" meta:object-count="0"/>
  </office:meta>
</office:document-meta>
</file>